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3860E81978F94F2E74.png" manifest:media-type="image/png"/>
  <manifest:file-entry manifest:full-path="Pictures/10000000000003DC000001CE244706A24951095C.png" manifest:media-type="image/png"/>
  <manifest:file-entry manifest:full-path="Pictures/10000000000003D6000001F013AD03B3E41DE06D.png" manifest:media-type="image/png"/>
  <manifest:file-entry manifest:full-path="Pictures/100000000000013F000001516BBBAACE770004C4.png" manifest:media-type="image/png"/>
  <manifest:file-entry manifest:full-path="Pictures/10000000000003E4000002421700A2C9171C5A9E.png" manifest:media-type="image/png"/>
  <manifest:file-entry manifest:full-path="Pictures/10000000000003CE00000264F7506E9EFA12803C.png" manifest:media-type="image/png"/>
  <manifest:file-entry manifest:full-path="Pictures/10000000000000EB000000D02C81876E6BDDF515.png" manifest:media-type="image/png"/>
  <manifest:file-entry manifest:full-path="Pictures/10000000000001400000010884900ED96CB28360.png" manifest:media-type="image/png"/>
  <manifest:file-entry manifest:full-path="Pictures/1000020100000190000001905612AC574E7F266F.png" manifest:media-type="image/png"/>
  <manifest:file-entry manifest:full-path="Pictures/10000000000003D100000102C45B53F701FBF2C9.png" manifest:media-type="image/png"/>
  <manifest:file-entry manifest:full-path="Pictures/10000000000003E60000024677F3FD019E7C4FBF.png" manifest:media-type="image/png"/>
  <manifest:file-entry manifest:full-path="Pictures/1000000000000780000004386BA4F1FA71E55020.jpg" manifest:media-type="image/jpeg"/>
  <manifest:file-entry manifest:full-path="Pictures/1000000000000196000000FFC6150441C1429C31.png" manifest:media-type="image/png"/>
  <manifest:file-entry manifest:full-path="Pictures/100000000000078000000438EA1C70421C42FEFC.jpg" manifest:media-type="image/jpeg"/>
  <manifest:file-entry manifest:full-path="Pictures/10000000000002B2000000E652CD95D475D74819.png" manifest:media-type="image/png"/>
  <manifest:file-entry manifest:full-path="Pictures/10000000000000E9000001252F3BCDF8FDB08D92.png" manifest:media-type="image/png"/>
  <manifest:file-entry manifest:full-path="Pictures/1000000000000585000002E399EA78B070087C73.png" manifest:media-type="image/png"/>
  <manifest:file-entry manifest:full-path="Pictures/10000201000001500000011F4E8772352CDD2A5C.png" manifest:media-type="image/png"/>
  <manifest:file-entry manifest:full-path="Pictures/1000000000000412000001ED0A0AB0712585E23A.png" manifest:media-type="image/png"/>
  <manifest:file-entry manifest:full-path="Pictures/100000000000053E0000024FFA3C8AC7354BC80F.png" manifest:media-type="image/png"/>
  <manifest:file-entry manifest:full-path="Pictures/100000000000047D0000018D3709FC78FFDEBF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DejaVu Sans" svg:font-family="'DejaVu Sans'"/>
    <style:font-face style:name="HY헤드라인M1" svg:font-family="HY헤드라인M"/>
    <style:font-face style:name="Times New Roman1" svg:font-family="'Times New Roman'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DejaVu Sans2" svg:font-family="'DejaVu Sans'" style:font-pitch="variable"/>
    <style:font-face style:name="HY헤드라인M" svg:font-family="HY헤드라인M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75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.76cm" fo:min-width="9.4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2.284cm" fo:min-width="17.45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76cm" fo:min-width="4.09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0.739cm"/>
    </style:style>
    <style:style style:name="gr10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808080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solid" draw:fill-color="#17375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.071cm" draw:fill="solid" draw:fill-color="#ffffff" draw:textarea-vertical-align="top" draw:auto-grow-height="false" fo:min-height="16.348cm" fo:min-width="23.499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71cm" draw:fill="solid" draw:fill-color="#17375e" draw:textarea-vertical-align="top" draw:auto-grow-height="false" fo:min-height="1.585cm" fo:min-width="1.335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1.182cm" fo:min-width="17.89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1.352cm" fo:min-width="19.298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false" fo:min-height="1.352cm" fo:min-width="11.497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3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3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4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4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52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left="0.6cm" fo:margin-right="0cm" fo:margin-top="0cm" fo:margin-bottom="0cm" fo:line-height="100%" fo:text-align="start" fo:text-indent="-0.597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center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loext:graphic-properties draw:fill="solid" draw:fill-color="#f2f2f2"/>
      <style:paragraph-properties fo:text-align="start"/>
      <style:text-properties fo:font-size="18pt"/>
    </style:style>
    <style:style style:name="P14" style:family="paragraph">
      <loext:graphic-properties draw:fill="solid" draw:fill-color="#17375e"/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맑은 고딕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" style:family="text">
      <style:text-properties fo:font-variant="normal" fo:text-transform="none" fo:color="#10243e" style:text-line-through-style="none" style:text-line-through-type="none" style:text-position="0% 100%" style:font-name="맑은 고딕1" fo:font-size="30pt" fo:letter-spacing="normal" fo:font-style="normal" style:text-underline-style="none" fo:font-weight="bold" style:font-name-asian="DejaVu Sans" style:font-size-asian="30pt" style:font-style-asian="normal" style:font-weight-asian="bold" style:font-name-complex="DejaVu Sans" style:font-size-complex="6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맑은 고딕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맑은 고딕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Y헤드라인M1" fo:font-size="54pt" fo:letter-spacing="normal" fo:font-style="normal" style:text-underline-style="none" fo:font-weight="normal" style:font-name-asian="HY헤드라인M1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-0.048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fo:font-size="18pt" fo:letter-spacing="-0.048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HY헤드라인M1" fo:font-size="60pt" fo:letter-spacing="normal" fo:font-style="normal" style:text-underline-style="none" fo:font-weight="normal" style:font-name-asian="HY헤드라인M1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Y헤드라인M1" fo:font-size="24pt" fo:letter-spacing="normal" fo:font-style="normal" style:text-underline-style="none" fo:font-weight="normal" style:font-name-asian="HY헤드라인M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17375e" style:text-line-through-style="none" style:text-line-through-type="none" style:text-position="0% 100%" style:font-name="맑은 고딕1" fo:font-size="32pt" fo:letter-spacing="-0.048cm" fo:font-style="normal" style:text-underline-style="none" fo:font-weight="bold" style:font-name-asian="HY헤드라인M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맑은 고딕1" fo:font-size="12pt" fo:letter-spacing="-0.048cm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맑은 고딕1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2" draw:style-name="gr1" draw:text-style-name="P1" draw:layer="layout" svg:width="7.596cm" svg:height="0.923cm" svg:x="8.9cm" svg:y="11.5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5.196cm" svg:height="1.599cm" svg:x="5.102cm" svg:y="5.4cm">
          <text:p text:style-name="P2"><text:span text:style-name="T1"><text:s text:c="17"/></text:span><text:span text:style-name="T2">병원 관리 시스템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9.996cm" svg:height="1.009cm" svg:x="8.099cm" svg:y="16.451cm">
          <text:p text:style-name="P4"><text:span text:style-name="T3">NextIt </text:span><text:span text:style-name="T3">교</text:span><text:span text:style-name="T3">육센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9.996cm" svg:height="1.009cm" svg:x="7.661cm" svg:y="7.587cm">
          <text:p text:style-name="P4"><text:span text:style-name="T3">Kick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9.996cm" svg:height="1.009cm" svg:x="7.661cm" svg:y="8.897cm">
          <text:p text:style-name="P4"><text:span text:style-name="T3">팀</text:span><text:span text:style-name="T3">- Apr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2" draw:style-name="gr3" draw:text-style-name="P5" draw:layer="layout" svg:width="11.596cm" svg:height="1.263cm" svg:x="0.899cm" svg:y="1.524cm">
          <text:p text:style-name="P2"><text:span text:style-name="T7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7.951cm" svg:height="2.533cm" svg:x="3.769cm" svg:y="5.024cm">
          <text:p text:style-name="P2"><text:span text:style-name="T8">01 <text:s/></text:span><text:span text:style-name="T8"><text:s text:c="2"/></text:span><text:span text:style-name="T8">02 <text:s/></text:span><text:span text:style-name="T8"><text:s text:c="2"/></text:span><text:span text:style-name="T8">03 <text:s/></text:span><text:span text:style-name="T8"><text:s text:c="2"/></text:span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1" draw:layer="layout" svg:x1="3.669cm" svg:y1="7.524cm" svg:x2="6.869cm" svg:y2="7.525cm">
          <text:p/>
        </draw:line>
        <draw:line draw:name="Line 5" draw:style-name="gr7" draw:text-style-name="P1" draw:layer="layout" svg:x1="8.399cm" svg:y1="7.524cm" svg:x2="11.599cm" svg:y2="7.525cm">
          <text:p/>
        </draw:line>
        <draw:line draw:name="Line 6" draw:style-name="gr7" draw:text-style-name="P1" draw:layer="layout" svg:x1="13.299cm" svg:y1="7.524cm" svg:x2="16.5cm" svg:y2="7.525cm">
          <text:p/>
        </draw:line>
        <draw:line draw:name="Line 7" draw:style-name="gr7" draw:text-style-name="P1" draw:layer="layout" svg:x1="18.2cm" svg:y1="7.524cm" svg:x2="21.4cm" svg:y2="7.525cm">
          <text:p/>
        </draw:line>
        <draw:custom-shape draw:name="CustomShape 20" draw:style-name="gr3" draw:text-style-name="P5" draw:layer="layout" svg:width="4.596cm" svg:height="1.009cm" svg:x="11.4cm" svg:y="7.899cm"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5" draw:layer="layout" svg:width="5.196cm" svg:height="1.009cm" svg:x="12.613cm" svg:y="7.874cm">
          <text:p text:style-name="P4"><text:span text:style-name="T9">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5" draw:layer="layout" svg:width="6.094cm" svg:height="1.009cm" svg:x="16.94cm" svg:y="7.969cm">
          <text:p text:style-name="P4"><text:span text:style-name="T9">화면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" draw:text-style-name="P5" draw:layer="layout" svg:width="4.596cm" svg:height="1.009cm" svg:x="2.7cm" svg:y="7.787cm">
          <text:p text:style-name="P4"><text:span text:style-name="T9">개발환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6" draw:layer="layout" svg:width="4.596cm" svg:height="1.009cm" svg:x="7.842cm" svg:y="7.969cm">
          <text:p text:style-name="P4"><text:span text:style-name="T10">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3.481cm" svg:height="0.989cm" svg:x="20.32cm" svg:y="16.764cm">
          <draw:text-box>
            <text:p text:style-name="P4"><text:span text:style-name="T3">팀</text:span><text:span text:style-name="T3">- April</text:span></text:p>
          </draw:text-box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0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개발환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14" draw:text-style-name="P5" draw:layer="layout" svg:width="3.385cm" svg:height="0.754cm" svg:x="0.716cm" svg:y="0.755cm">
          <text:p text:style-name="P4"><text:span text:style-name="T14">1. </text:span><text:span text:style-name="T14">기술 스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3.514cm" svg:height="1.169cm" svg:x="11.083cm" svg:y="8cm">
          <draw:image xlink:href="Pictures/10000000000002B2000000E652CD95D475D74819.png" xlink:type="simple" xlink:show="embed" xlink:actuate="onLoad">
            <text:p/>
          </draw:image>
        </draw:frame>
        <draw:frame draw:style-name="gr15" draw:text-style-name="P1" draw:layer="layout" svg:width="4.098cm" svg:height="2.304cm" svg:x="6.2cm" svg:y="7.493cm">
          <draw:image xlink:href="Pictures/100000000000078000000438EA1C70421C42FEFC.jpg" xlink:type="simple" xlink:show="embed" xlink:actuate="onLoad">
            <text:p/>
          </draw:image>
        </draw:frame>
        <draw:frame draw:style-name="gr15" draw:text-style-name="P1" draw:layer="layout" svg:width="4.344cm" svg:height="2.442cm" svg:x="7.2cm" svg:y="11.755cm">
          <draw:image xlink:href="Pictures/1000000000000780000004386BA4F1FA71E55020.jpg" xlink:type="simple" xlink:show="embed" xlink:actuate="onLoad">
            <text:p/>
          </draw:image>
        </draw:frame>
        <draw:frame draw:style-name="gr15" draw:text-style-name="P1" draw:layer="layout" svg:width="2.86cm" svg:height="2.86cm" svg:x="15.3cm" svg:y="7.3cm">
          <draw:image xlink:href="Pictures/1000020100000190000001905612AC574E7F266F.png" xlink:type="simple" xlink:show="embed" xlink:actuate="onLoad">
            <text:p/>
          </draw:image>
        </draw:frame>
        <draw:frame draw:style-name="gr15" draw:text-style-name="P1" draw:layer="layout" svg:width="3.79cm" svg:height="3.237cm" svg:x="12.6cm" svg:y="10.983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0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14" draw:text-style-name="P5" draw:layer="layout" svg:width="3.385cm" svg:height="0.754cm" svg:x="0.716cm" svg:y="0.755cm">
          <text:p text:style-name="P4"><text:span text:style-name="T14">2. E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7.965cm" svg:height="9.394cm" svg:x="4cm" svg:y="6.403cm">
          <draw:image xlink:href="Pictures/1000000000000585000002E399EA78B070087C73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0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14" draw:text-style-name="P5" draw:layer="layout" svg:width="3.385cm" svg:height="0.754cm" svg:x="0.716cm" svg:y="0.755cm">
          <text:p text:style-name="P4"><text:span text:style-name="T14">3. 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9.139cm" svg:height="8.426cm" svg:x="3.2cm" svg:y="6.571cm">
          <draw:image xlink:href="Pictures/100000000000053E0000024FFA3C8AC7354BC80F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0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19.997cm" svg:height="10.868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14" draw:text-style-name="P5" draw:layer="layout" svg:width="3.385cm" svg:height="0.754cm" svg:x="0.716cm" svg:y="0.755cm">
          <text:p text:style-name="P4"><text:span text:style-name="T14">3. W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" draw:layer="layout" svg:width="17.711cm" svg:height="8.377cm" svg:x="3.8cm" svg:y="6.42cm">
          <draw:image xlink:href="Pictures/1000000000000412000001ED0A0AB0712585E23A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0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14" draw:text-style-name="P5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3.97cm" svg:height="4.606cm" svg:x="5.688cm" svg:y="6.642cm">
          <draw:image xlink:href="Pictures/100000000000047D0000018D3709FC78FFDEBF75.png" xlink:type="simple" xlink:show="embed" xlink:actuate="onLoad">
            <text:p text:style-name="P15">\</text:p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0" draw:text-style-name="P6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24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13.461cm" svg:height="3.554cm" svg:x="2.587cm" svg:y="5.496cm">
          <draw:image xlink:href="Pictures/10000000000003D100000102C45B53F701FBF2C9.png" xlink:type="simple" xlink:show="embed" xlink:actuate="onLoad">
            <text:p/>
          </draw:image>
        </draw:frame>
        <draw:frame draw:style-name="gr26" draw:text-style-name="P16" draw:layer="layout" svg:width="6.217cm" svg:height="5.502cm" svg:x="15.273cm" svg:y="12.26cm">
          <draw:image xlink:href="Pictures/10000000000000EB000000D02C81876E6BDDF515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27" draw:text-style-name="P17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9" draw:text-style-name="P6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31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13.208cm" svg:height="7.664cm" svg:x="2.586cm" svg:y="5.429cm">
          <draw:image xlink:href="Pictures/10000000000003E4000002421700A2C9171C5A9E.png" xlink:type="simple" xlink:show="embed" xlink:actuate="onLoad">
            <text:p/>
          </draw:image>
        </draw:frame>
        <draw:frame draw:style-name="gr26" draw:text-style-name="P16" draw:layer="layout" svg:width="8.439cm" svg:height="8.915cm" svg:x="15.24cm" svg:y="8.865cm">
          <draw:image xlink:href="Pictures/100000000000013F000001516BBBAACE770004C4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32" draw:text-style-name="P17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4" draw:text-style-name="P6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36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13.304cm" svg:height="6.719cm" svg:x="2.636cm" svg:y="5.429cm">
          <draw:image xlink:href="Pictures/10000000000003D6000001F013AD03B3E41DE06D.png" xlink:type="simple" xlink:show="embed" xlink:actuate="onLoad">
            <text:p/>
          </draw:image>
        </draw:frame>
        <draw:frame draw:style-name="gr26" draw:text-style-name="P16" draw:layer="layout" svg:width="6.164cm" svg:height="7.751cm" svg:x="15.24cm" svg:y="10.021cm">
          <draw:image xlink:href="Pictures/10000000000000E9000001252F3BCDF8FDB08D92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37" draw:text-style-name="P17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8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9" draw:text-style-name="P6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0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41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13.461cm" svg:height="6.294cm" svg:x="2.579cm" svg:y="5.344cm">
          <draw:image xlink:href="Pictures/10000000000003DC000001CE244706A24951095C.png" xlink:type="simple" xlink:show="embed" xlink:actuate="onLoad">
            <text:p/>
          </draw:image>
        </draw:frame>
        <draw:frame draw:style-name="gr26" draw:text-style-name="P16" draw:layer="layout" svg:width="11.112cm" svg:height="8.254cm" svg:x="13.132cm" svg:y="9.524cm">
          <draw:image xlink:href="Pictures/10000000000001A40000013860E81978F94F2E74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42" draw:text-style-name="P17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6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46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13.349cm" svg:height="7.784cm" svg:x="2.491cm" svg:y="5.411cm">
          <draw:image xlink:href="Pictures/10000000000003E60000024677F3FD019E7C4FBF.png" xlink:type="simple" xlink:show="embed" xlink:actuate="onLoad">
            <text:p/>
          </draw:image>
        </draw:frame>
        <draw:frame draw:style-name="gr26" draw:text-style-name="P16" draw:layer="layout" svg:width="8.466cm" svg:height="6.984cm" svg:x="14.398cm" svg:y="10.737cm">
          <draw:image xlink:href="Pictures/10000000000001400000010884900ED96CB28360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47" draw:text-style-name="P17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3.998cm" svg:height="16.597cm" svg:x="0.699cm" svg:y="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6" draw:layer="layout" svg:width="19.997cm" svg:height="2.787cm" svg:x="2.699cm" svg:y="3.324cm">
          <text:p text:style-name="P4"><text:span text:style-name="T11">“ <text:s text:c="10"/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2.595cm" svg:height="2.595cm" svg:x="11.3cm" svg:y="0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9" draw:text-style-name="P6" draw:layer="layout" svg:width="2.995cm" svg:height="1.263cm" svg:x="11.1cm" svg:y="1.331cm">
          <text:p text:style-name="P4"><text:span text:style-name="T1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" draw:layer="layout" svg:width="18.397cm" svg:height="1.431cm" svg:x="3.699cm" svg:y="9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1" draw:layer="layout" svg:width="19.797cm" svg:height="1.601cm" svg:x="2.699cm" svg:y="5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0" draw:text-style-name="P6" draw:layer="layout" svg:width="11.996cm" svg:height="1.601cm" svg:x="6.699cm" svg:y="3.524cm">
          <text:p text:style-name="P4"><text:span text:style-name="T13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5.899cm" svg:y1="5.324cm" svg:x2="19.3cm" svg:y2="5.325cm">
          <text:p/>
        </draw:line>
        <draw:custom-shape draw:name="CustomShape 11" draw:style-name="gr51" draw:text-style-name="P6" draw:layer="layout" svg:width="3.385cm" svg:height="0.754cm" svg:x="0.716cm" svg:y="0.755cm">
          <text:p text:style-name="P4"><text:span text:style-name="T14">4.</text:span><text:span text:style-name="T14">화면 설계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1" draw:layer="layout" svg:width="11.996cm" svg:height="1.601cm" svg:x="6.699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6" draw:layer="layout" svg:width="13.316cm" svg:height="8.367cm" svg:x="2.624cm" svg:y="5.429cm">
          <draw:image xlink:href="Pictures/10000000000003CE00000264F7506E9EFA12803C.png" xlink:type="simple" xlink:show="embed" xlink:actuate="onLoad">
            <text:p/>
          </draw:image>
        </draw:frame>
        <draw:frame draw:style-name="gr26" draw:text-style-name="P16" draw:layer="layout" svg:width="10.741cm" svg:height="6.746cm" svg:x="13.573cm" svg:y="10.972cm">
          <draw:image xlink:href="Pictures/1000000000000196000000FFC6150441C1429C31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2" draw:text-style-name="P17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0" draw:text-style-name="P12" draw:layer="layout" svg:width="23.998cm" svg:height="9.796cm" svg:x="0.699cm" svg:y="8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4" draw:layer="layout" svg:width="10.714cm" svg:height="10.714cm" svg:x="7.299cm" svg:y="2.9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5" draw:layer="layout" svg:width="10.596cm" svg:height="4.819cm" svg:x="7.499cm" svg:y="7.125cm">
          <text:p text:style-name="P4"><text:span text:style-name="T15">THANK</text:span></text:p>
          <text:p text:style-name="P4"><text:span text:style-name="T15">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8" draw:layer="layout" svg:width="15.235cm" svg:height="11.425cm" svg:x="1.905cm" svg:y="12.065cm" presentation:class="notes" presentation:user-transformed="true">
            <draw:text-box>
              <text:p text:style-name="P7"><text:span text:style-name="T4">http://minheeblog.tistory.com/category/PPT</text:span></text:p>
              <text:p text:style-name="P7"><text:span text:style-name="T5"/></text:p>
            </draw:text-box>
          </draw:frame>
          <draw:custom-shape draw:name="CustomShape 2" draw:style-name="gr5" draw:text-style-name="P5" draw:layer="layout" svg:width="8.25cm" svg:height="1.265cm" svg:x="10.791cm" svg:y="24.126cm">
            <text:p text:style-name="P9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DejaVu Sans" svg:font-family="'DejaVu Sans'"/>
    <style:font-face style:name="HY헤드라인M1" svg:font-family="HY헤드라인M"/>
    <style:font-face style:name="Times New Roman1" svg:font-family="'Times New Roman'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DejaVu Sans2" svg:font-family="'DejaVu Sans'" style:font-pitch="variable"/>
    <style:font-face style:name="HY헤드라인M" svg:font-family="HY헤드라인M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0:47:04</meta:creation-date>
    <meta:initial-creator>minhee park</meta:initial-creator>
    <dc:language>ko-KR</dc:language>
    <dc:date>2018-08-31T11:41:23.459383478</dc:date>
    <meta:editing-cycles>31</meta:editing-cycles>
    <dc:title>슬라이드 1</dc:title>
    <meta:editing-duration>PT18H11M25S</meta:editing-duration>
    <meta:generator>LibreOffice/5.1.6.2$Linux_X86_64 LibreOffice_project/10m0$Build-2</meta:generator>
    <meta:document-statistic meta:object-count="220"/>
    <meta:user-defined meta:name="AppVersion">12.0000</meta:user-defined>
    <meta:user-defined meta:name="Company">L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